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Нормален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Картина 1" text:anchor-type="as-char" svg:x="0in" svg:y="0in" svg:width="6.26806in" svg:height="8.26528in" style:rel-width="scale" style:rel-height="scale"><draw:image xlink:href="media/image1.png" xlink:type="simple" xlink:show="embed" xlink:actuate="onLoad"/><svg:title/><svg:desc>Картина, която съдържа текст

Описанието е генерирано автоматично</svg:desc></draw:frame></text:p>
      <text:p text:style-name="Нормален"/>
      <text:soft-page-break/>
      <text:p text:style-name="Нормален"><draw:frame draw:style-name="a1" draw:name="Картина 2" text:anchor-type="as-char" svg:x="0in" svg:y="0in" svg:width="6.26806in" svg:height="8.45417in" style:rel-width="scale" style:rel-height="scale"><draw:image xlink:href="media/image2.png" xlink:type="simple" xlink:show="embed" xlink:actuate="onLoad"/><svg:title/><svg:desc>Картина, която съдържа текст

Описанието е генерирано автоматично</svg:desc></draw:frame><text:soft-page-break/><draw:frame draw:style-name="a2" draw:name="Картина 3" text:anchor-type="as-char" svg:x="0in" svg:y="0in" svg:width="6.26806in" svg:height="8.26597in" style:rel-width="scale" style:rel-height="scale"><draw:image xlink:href="media/image3.png" xlink:type="simple" xlink:show="embed" xlink:actuate="onLoad"/><svg:title/><svg:desc>Картина, която съдържа текст

Описанието е генерирано автоматично</svg:desc></draw:frame><text:soft-page-break/><draw:frame draw:style-name="a3" draw:name="Картина 4" text:anchor-type="as-char" svg:x="0in" svg:y="0in" svg:width="6.26806in" svg:height="7.65972in" style:rel-width="scale" style:rel-height="scale"><draw:image xlink:href="media/image4.png" xlink:type="simple" xlink:show="embed" xlink:actuate="onLoad"/><svg:title/><svg:desc>Картина, която съдържа текст

Описанието е генерирано автоматично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Кристиян Маринов</meta:initial-creator>
    <dc:creator>Кристиян Маринов</dc:creator>
    <meta:creation-date>2022-05-15T19:09:00Z</meta:creation-date>
    <dc:date>2022-05-15T19:11:00Z</dc:date>
    <meta:template xlink:href="Normal" xlink:type="simple"/>
    <meta:editing-cycles>1</meta:editing-cycles>
    <meta:editing-duration>PT120S</meta:editing-duration>
    <meta:document-statistic meta:page-count="4" meta:paragraph-count="1" meta:word-count="1" meta:character-count="6" meta:row-count="1" meta:non-whitespace-character-count="6"/>
  </office:meta>
</office:document-meta>
</file>